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200000163A465CF22E49659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01f714" officeooo:paragraph-rsid="0001f714"/>
    </style:style>
    <style:style style:name="T1" style:family="text">
      <style:text-properties officeooo:rsid="000970bf"/>
    </style:style>
    <style:style style:name="T2" style:family="text">
      <style:text-properties officeooo:rsid="000d1b2e"/>
    </style:style>
    <style:style style:name="T3" style:family="text">
      <style:text-properties officeooo:rsid="001181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– <text:span text:style-name="T3">668 PAGAR PICKING VENDA ZVAR.</text:span></text:p>
      <text:p text:style-name="P1"><draw:frame draw:style-name="fr1" draw:name="Figura1" text:anchor-type="paragraph" svg:width="17cm" svg:height="5.302cm" draw:z-index="0"><draw:image xlink:href="Pictures/100000000000047200000163A465CF22E496594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5T11:06:43.445000000</dc:date>
    <meta:editing-duration>PT4H16M3S</meta:editing-duration>
    <meta:editing-cycles>13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7" meta:character-count="41" meta:non-whitespace-character-count="34"/>
  </office:meta>
</office:document-meta>
</file>